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5470a17" officeooo:paragraph-rsid="05573782"/>
    </style:style>
    <style:style style:name="P4" style:family="paragraph" style:parent-style-name="Text_20_body">
      <style:text-properties officeooo:rsid="055468c3" officeooo:paragraph-rsid="05573782"/>
    </style:style>
    <style:style style:name="P5" style:family="paragraph" style:parent-style-name="Text_20_body">
      <style:text-properties officeooo:rsid="054b5b05" officeooo:paragraph-rsid="05573782"/>
    </style:style>
    <style:style style:name="P6" style:family="paragraph" style:parent-style-name="Text_20_body">
      <style:text-properties officeooo:rsid="0557373f" officeooo:paragraph-rsid="05573782"/>
    </style:style>
    <style:style style:name="P7" style:family="paragraph" style:parent-style-name="Text_20_body">
      <style:text-properties officeooo:rsid="0558ce7b" officeooo:paragraph-rsid="05573782"/>
    </style:style>
    <style:style style:name="P8" style:family="paragraph" style:parent-style-name="Text_20_body">
      <style:text-properties officeooo:rsid="0545154d" officeooo:paragraph-rsid="055978b5"/>
    </style:style>
    <style:style style:name="P9" style:family="paragraph" style:parent-style-name="Text_20_body">
      <style:text-properties officeooo:rsid="055c2206" officeooo:paragraph-rsid="055c2206"/>
    </style:style>
    <style:style style:name="P10" style:family="paragraph" style:parent-style-name="Text_20_body">
      <style:text-properties officeooo:rsid="055c87e6" officeooo:paragraph-rsid="055c87e6"/>
    </style:style>
    <style:style style:name="P11" style:family="paragraph" style:parent-style-name="Text_20_body">
      <style:text-properties officeooo:rsid="054704fb" officeooo:paragraph-rsid="055978b5"/>
    </style:style>
    <style:style style:name="P12" style:family="paragraph" style:parent-style-name="Text_20_body">
      <style:text-properties fo:font-style="italic" officeooo:rsid="056a1398" officeooo:paragraph-rsid="056fc113" style:font-style-asian="italic" style:font-style-complex="italic"/>
    </style:style>
    <style:style style:name="P13" style:family="paragraph" style:parent-style-name="Text_20_body">
      <style:text-properties fo:font-style="italic" officeooo:rsid="056609a3" officeooo:paragraph-rsid="0566a7a0" style:font-style-asian="italic" style:font-style-complex="italic"/>
    </style:style>
    <style:style style:name="P14" style:family="paragraph" style:parent-style-name="Text_20_body">
      <style:text-properties officeooo:rsid="0559ea0a" officeooo:paragraph-rsid="0559ea0a"/>
    </style:style>
    <style:style style:name="P15" style:family="paragraph" style:parent-style-name="Heading_20_2">
      <style:text-properties officeooo:paragraph-rsid="052ed04f"/>
    </style:style>
    <style:style style:name="P16" style:family="paragraph" style:parent-style-name="Heading_20_2">
      <style:text-properties officeooo:paragraph-rsid="05573782"/>
    </style:style>
    <style:style style:name="P17" style:family="paragraph" style:parent-style-name="Heading_20_2">
      <style:paragraph-properties fo:text-align="end" style:justify-single-word="false" style:writing-mode="rl-tb"/>
      <style:text-properties officeooo:rsid="052623dc" officeooo:paragraph-rsid="05573782"/>
    </style:style>
    <style:style style:name="P18" style:family="paragraph" style:parent-style-name="Heading_20_2">
      <style:paragraph-properties fo:text-align="end" style:justify-single-word="false" style:writing-mode="rl-tb"/>
      <style:text-properties officeooo:rsid="052623dc" officeooo:paragraph-rsid="055978b5"/>
    </style:style>
    <style:style style:name="P19" style:family="paragraph" style:parent-style-name="Text_20_body">
      <style:paragraph-properties fo:text-align="end" style:justify-single-word="false" style:writing-mode="rl-tb"/>
      <style:text-properties fo:font-style="italic" officeooo:rsid="056a1398" officeooo:paragraph-rsid="056a1398" style:font-style-asian="italic" style:font-style-complex="italic"/>
    </style:style>
    <style:style style:name="P20" style:family="paragraph" style:parent-style-name="Text_20_body">
      <style:paragraph-properties fo:text-align="end" style:justify-single-word="false" style:writing-mode="rl-tb"/>
      <style:text-properties fo:font-style="italic" officeooo:rsid="0566a7a0" officeooo:paragraph-rsid="0566a7a0" style:font-style-asian="italic" style:font-style-complex="italic"/>
    </style:style>
    <style:style style:name="P21" style:family="paragraph" style:parent-style-name="Text_20_body">
      <style:paragraph-properties fo:text-align="start" style:justify-single-word="false" style:writing-mode="lr-tb"/>
      <style:text-properties fo:font-style="italic" officeooo:rsid="056a1398" officeooo:paragraph-rsid="056a1398" style:font-style-asian="italic" style:font-style-complex="italic"/>
    </style:style>
    <style:style style:name="P22" style:family="paragraph" style:parent-style-name="Text_20_body">
      <style:paragraph-properties fo:text-align="start" style:justify-single-word="false" style:writing-mode="lr-tb"/>
      <style:text-properties fo:font-style="italic" officeooo:rsid="056a1398" officeooo:paragraph-rsid="056cadf3" style:font-style-asian="italic" style:font-style-complex="italic"/>
    </style:style>
    <style:style style:name="P23" style:family="paragraph" style:parent-style-name="Text_20_body">
      <style:paragraph-properties fo:text-align="start" style:justify-single-word="false" style:writing-mode="lr-tb"/>
      <style:text-properties fo:font-style="italic" officeooo:rsid="0566a7a0" officeooo:paragraph-rsid="0566a7a0" style:font-style-asian="italic" style:font-style-complex="italic"/>
    </style:style>
    <style:style style:name="P24" style:family="paragraph" style:parent-style-name="Text_20_body">
      <style:paragraph-properties fo:text-align="start" style:justify-single-word="false" style:writing-mode="lr-tb"/>
      <style:text-properties fo:font-style="italic" officeooo:rsid="057daa22" officeooo:paragraph-rsid="057daa22" style:font-style-asian="italic" style:font-style-complex="italic"/>
    </style:style>
    <style:style style:name="P25" style:family="paragraph" style:parent-style-name="Text_20_body">
      <style:paragraph-properties fo:text-align="center" style:justify-single-word="false" style:writing-mode="lr-tb"/>
      <style:text-properties fo:font-style="italic" officeooo:rsid="057f9fc0" officeooo:paragraph-rsid="057f9fc0" style:font-style-asian="italic" style:font-style-complex="italic"/>
    </style:style>
    <style:style style:name="P26" style:family="paragraph" style:parent-style-name="Text_20_body">
      <style:text-properties officeooo:rsid="05470a17" officeooo:paragraph-rsid="05573782"/>
    </style:style>
    <style:style style:name="P27" style:family="paragraph" style:parent-style-name="Text_20_body">
      <style:text-properties fo:font-style="italic" officeooo:rsid="056609a3" officeooo:paragraph-rsid="057dfabd" style:font-style-asian="italic" style:font-style-complex="italic"/>
    </style:style>
    <style:style style:name="P28" style:family="paragraph" style:parent-style-name="Text_20_body">
      <style:text-properties fo:font-style="italic" officeooo:rsid="056609a3" officeooo:paragraph-rsid="057f9fc0" style:font-style-asian="italic" style:font-style-complex="italic"/>
    </style:style>
    <style:style style:name="P29" style:family="paragraph" style:parent-style-name="Text_20_body" style:list-style-name="L1">
      <style:text-properties fo:font-style="italic" officeooo:rsid="0578bbbf" officeooo:paragraph-rsid="0578bbbf" style:font-style-asian="italic" style:font-style-complex="italic"/>
    </style:style>
    <style:style style:name="P30" style:family="paragraph" style:parent-style-name="Text_20_body">
      <style:text-properties fo:font-style="italic" officeooo:rsid="057b28b7" officeooo:paragraph-rsid="057b28b7" style:font-style-asian="italic" style:font-style-complex="italic"/>
    </style:style>
    <style:style style:name="P31" style:family="paragraph" style:parent-style-name="Text_20_body">
      <style:paragraph-properties fo:line-height="100%"/>
      <style:text-properties fo:font-style="italic" officeooo:rsid="057b28b7" officeooo:paragraph-rsid="057b28b7" style:font-style-asian="italic" style:font-style-complex="italic"/>
    </style:style>
    <style:style style:name="P32" style:family="paragraph" style:parent-style-name="Text_20_body">
      <style:text-properties officeooo:rsid="0560e502" officeooo:paragraph-rsid="05573782"/>
    </style:style>
    <style:style style:name="P33" style:family="paragraph" style:parent-style-name="Text_20_body">
      <style:text-properties officeooo:rsid="055c87e6" officeooo:paragraph-rsid="055c87e6"/>
    </style:style>
    <style:style style:name="P34" style:family="paragraph" style:parent-style-name="Text_20_body">
      <style:paragraph-properties fo:text-align="end" style:justify-single-word="false" style:writing-mode="rl-tb"/>
      <style:text-properties fo:font-style="italic" officeooo:rsid="0566a7a0" officeooo:paragraph-rsid="0566a7a0" style:font-style-asian="italic" style:font-style-complex="italic"/>
    </style:style>
    <style:style style:name="P35" style:family="paragraph" style:parent-style-name="Text_20_body">
      <style:paragraph-properties fo:text-align="end" style:justify-single-word="false" style:writing-mode="rl-tb"/>
      <style:text-properties fo:font-style="italic" officeooo:rsid="057f9fc0" officeooo:paragraph-rsid="057f9fc0" style:font-style-asian="italic" style:font-style-complex="italic"/>
    </style:style>
    <style:style style:name="P36" style:family="paragraph" style:parent-style-name="Heading_20_1">
      <style:paragraph-properties fo:line-height="100%"/>
      <style:text-properties officeooo:rsid="04af6545" officeooo:paragraph-rsid="04af6545"/>
    </style:style>
    <style:style style:name="T1" style:family="text">
      <style:text-properties officeooo:rsid="05226f8d"/>
    </style:style>
    <style:style style:name="T2" style:family="text">
      <style:text-properties officeooo:rsid="0552d90d"/>
    </style:style>
    <style:style style:name="T3" style:family="text">
      <style:text-properties officeooo:rsid="053d3269"/>
    </style:style>
    <style:style style:name="T4" style:family="text">
      <style:text-properties officeooo:rsid="05510f7d"/>
    </style:style>
    <style:style style:name="T5" style:family="text">
      <style:text-properties officeooo:rsid="054745e0"/>
    </style:style>
    <style:style style:name="T6" style:family="text">
      <style:text-properties officeooo:rsid="05470a17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56fc113" style:font-weight-asian="bold" style:font-weight-complex="bold"/>
    </style:style>
    <style:style style:name="T9" style:family="text">
      <style:text-properties officeooo:rsid="054b5b05"/>
    </style:style>
    <style:style style:name="T10" style:family="text">
      <style:text-properties officeooo:rsid="054c25e1"/>
    </style:style>
    <style:style style:name="T11" style:family="text">
      <style:text-properties officeooo:rsid="054bc636"/>
    </style:style>
    <style:style style:name="T12" style:family="text">
      <style:text-properties style:text-position="super 58%" officeooo:rsid="054bc636"/>
    </style:style>
    <style:style style:name="T13" style:family="text">
      <style:text-properties officeooo:rsid="0558ce7b"/>
    </style:style>
    <style:style style:name="T14" style:family="text">
      <style:text-properties officeooo:rsid="055468c3"/>
    </style:style>
    <style:style style:name="T15" style:family="text">
      <style:text-properties officeooo:rsid="055828c7"/>
    </style:style>
    <style:style style:name="T16" style:family="text">
      <style:text-properties officeooo:rsid="055b8e31"/>
    </style:style>
    <style:style style:name="T17" style:family="text">
      <style:text-properties fo:font-size="10pt" officeooo:rsid="055b8e31" style:font-size-asian="10pt" style:font-size-complex="10pt"/>
    </style:style>
    <style:style style:name="T18" style:family="text">
      <style:text-properties officeooo:rsid="055c87e6"/>
    </style:style>
    <style:style style:name="T19" style:family="text">
      <style:text-properties officeooo:rsid="056370f9"/>
    </style:style>
    <style:style style:name="T20" style:family="text">
      <style:text-properties officeooo:rsid="0566a7a0"/>
    </style:style>
    <style:style style:name="T21" style:family="text">
      <style:text-properties officeooo:rsid="05685e29"/>
    </style:style>
    <style:style style:name="T22" style:family="text">
      <style:text-properties officeooo:rsid="056b28b7"/>
    </style:style>
    <style:style style:name="T23" style:family="text">
      <style:text-properties officeooo:rsid="056cadf3"/>
    </style:style>
    <style:style style:name="T24" style:family="text">
      <style:text-properties officeooo:rsid="056fc113"/>
    </style:style>
    <style:style style:name="T25" style:family="text">
      <style:text-properties officeooo:rsid="05712e01"/>
    </style:style>
    <style:style style:name="T26" style:family="text">
      <style:text-properties officeooo:rsid="057313a5"/>
    </style:style>
    <style:style style:name="T27" style:family="text">
      <style:text-properties style:text-position="0% 100%"/>
    </style:style>
    <style:style style:name="T28" style:family="text">
      <style:text-properties style:text-position="0% 100%" officeooo:rsid="057d0bab"/>
    </style:style>
    <style:style style:name="T29" style:family="text">
      <style:text-properties style:text-position="0% 100%" officeooo:rsid="057dfabd"/>
    </style:style>
    <style:style style:name="T30" style:family="text">
      <style:text-properties style:text-position="0% 100%" officeooo:rsid="057f15be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6" text:outline-level="1"><text:span text:style-name="T1">מטלה</text:span> <text:span text:style-name="T2">5 - מיקסום רווח - פתרונות</text:span></text:h>
      <text:p text:style-name="P17">שאלה<text:span text:style-name="T3"> 1</text:span>: <text:span text:style-name="T6">מכרז הפוך</text:span></text:p>
      <text:p text:style-name="P3">במכרז הפוך, יש כמה חברות שמוכנות לייצר חפץ מסויים. אנחנו רוצים לקנות את החפץ מאחת החברות, ולשלם עליו כמה שפחות. <text:s/>נניח שעלות-הייצור של כל חברה מתפלגת לפי פונקציה F (התפלגות זהה עבור כל החברות). תארו מנגנון אמיתי למכירת החפץ בעלות קטנה ככל האפשר.</text:p>
      <text:p text:style-name="P3"><text:span text:style-name="T21">שימו לב:</text:span> כדי <text:span text:style-name="T5">ש</text:span>השאלה<text:span text:style-name="T5"> תהיה הגיונית, צריך להוסיף לה נתון מסויים</text:span>. מהו?</text:p>
      <text:p text:style-name="P27"><text:span text:style-name="T7">פתרון</text:span>: <text:span text:style-name="T26">צריך להוסיף נתון, והוא הערך של המוצר עבורנו. נניח שהערך הזה הוא V. <text:s/>אם אנחנו לא קונים - הערך שלנו הוא 0. אם אנחנו קונים - הערך שלנו הוא V ועוד התשלום שאנחנו מקבלים (במקרה הזה אנחנו נקבל תשלום שלילי). <text:s text:c="3"/>לפי משפט מיירסון, תוחלת התשלום שאנחנו מקבלים שווה לסכום הערכים של המוכרים (במקרה הזה הערכים הם שליליים; ערך = מינוס עלות). <text:s text:c="2"/>כיוון שאנחנו קונים רק חפץ אחד, הכי טוב לקנות מהמוכר עם הערך הגבוה ביותר (= העלות הנמוכה ביותר). <text:s/>כלומר צריך לבחור בין:</text:span></text:p>
      <text:list xml:id="list6332824841256605947" text:style-name="L1">
        <text:list-item>
          <text:p text:style-name="P29">לא לקנות - סכום הערכים הוירטואליים הוא 0.</text:p>
        </text:list-item>
        <text:list-item>
          <text:p text:style-name="P29">לקנות מהמוכר עם העלות הכי נמוכה - סכום הערכים הוירטואליים הוא V<text:span text:style-name="T27"> </text:span><text:span text:style-name="T29">+</text:span><text:span text:style-name="T27"> </text:span><text:span text:style-name="T28">r(</text:span><text:span text:style-name="T29">-c</text:span><text:span text:style-name="T28">) כאשר c הוא העלות הנמוכה ביותר ו-</text:span><text:span text:style-name="T27">r הוא פונקציית </text:span><text:span text:style-name="T29">הערך הוירטואלי:</text:span></text:p>
        </text:list-item>
      </text:list>
      <text:p text:style-name="P24"><text:span text:style-name="T28">r</text:span><text:span text:style-name="T27">(</text:span><text:span text:style-name="T29">-</text:span><text:span text:style-name="T27">c) = </text:span><text:span text:style-name="T29">-c - (1-F(</text:span><text:span text:style-name="T30">-</text:span><text:span text:style-name="T29">c))/F'(</text:span><text:span text:style-name="T30">-</text:span><text:span text:style-name="T29">c)</text:span></text:p>
      <text:p text:style-name="P35"><text:span text:style-name="T27">כדי למקסם את התועלת שלנו, נבחר לקנות מהמוכר עם העלות הנמוכה ביותר, בתנאי שהעלות מספיק נמוכה כך ש:</text:span></text:p>
      <text:p text:style-name="P25"><text:span text:style-name="T27">V + r(-c) &gt; 0</text:span></text:p>
      <text:p text:style-name="P28"/>
      <text:p text:style-name="P18">שאלה<text:span text:style-name="T19">2</text:span>: <text:span text:style-name="T4">מיקסום רווח עם ברירת-מחדל</text:span></text:p>
      <text:p text:style-name="P8">מצאתם ברחוב ציור עתיק. בחנות יד שניה הציעו לכם עבורו X ש"ח. אתם רוצים להשיג סכום גבוה יותר ע"י מכירה לאספן עתיקות ידוע, שהערך שלו לציור מתפלג לפי פונקציה F. </text:p>
      <text:p text:style-name="P11">תארו מנגנון אמיתי הממקסם את הרווח שלכם ממכירת הציור. שימו לב - המנגנון תלוי <text:span text:style-name="T5">ב-</text:span>F וגם <text:span text:style-name="T5">ב-</text:span>X.</text:p>
      <text:p text:style-name="P13"><text:span text:style-name="T7">פתרון</text:span>: <text:span text:style-name="T20">קודם-כל נחשב את פונקציית הערך הוירטואלי של האספן:</text:span></text:p>
      <text:p text:style-name="P23">r(v) = v - (1-F(v))/F'(v)</text:p>
      <text:p text:style-name="P20">אם אנחנו מוכרים לאספן - תוחלת הרווח שלנו היא התוחלת של r(v). אם אנחנו מוכרים לחנות - תוחלת הרווח שלנו הוא X. לכן, צריך למכור לאספן אם-ורק-אם r(v) גדול מ-X. המחיר שישלם האספן הוא מחיר הסף - הערך שבו r(v)=X. <text:s text:c="2"/></text:p>
      <text:p text:style-name="P20">לדוגמה, אם ההתפלגות של האספן היא אחידה בין 10 ל-30, אז r(v)=2v-30. נניח שהמחיר של החנות הוא 10<text:span text:style-name="T25">. </text:span><text:s/>אז <text:span text:style-name="T25">לפי הנוסחה, </text:span>מחיר הסף של האספן יהיה 20. תוחלת הרווח שלנו תהיה: בהסתברות 0.5 - האספן קונה ומשלם 20, בהסתברות 0.5 - האספן לא קונה ומוכרים לחנות ב-10. סה"כ תוחלת הרווח 15.</text:p>
      <text:p text:style-name="P20"><text:soft-page-break/></text:p>
      <text:p text:style-name="P18">שאלה<text:span text:style-name="T19">3</text:span>: <text:span text:style-name="T9">ערך וירטואלי בהתפלגות אחידה</text:span></text:p>
      <text:p text:style-name="P5">נניח שהערך של קונה מסויים מתפלג אחיד בין a ל- b<text:span text:style-name="T10"> (שני פרמטרים חיוביים).</text:span></text:p>
      <text:p text:style-name="P5">א. כיתבו ביטוי לפונקציית הערך הוירטואלי של הקונה<text:span text:style-name="T11">, r(v), כפונקציה של a,b.</text:span></text:p>
      <text:p text:style-name="P12"><text:span text:style-name="T24"><text:tab/></text:span>* <text:span text:style-name="T8">פתרון</text:span><text:span text:style-name="T24">: </text:span>ראו בפתרון של רז ואורן.</text:p>
      <text:p text:style-name="P5">ב. כיתבו ביטוי למחיר האופטימלי למכירת חפץ כלשהו לקונה זה<text:span text:style-name="T11">, r</text:span><text:span text:style-name="T12">-1</text:span><text:span text:style-name="T11">(0).</text:span></text:p>
      <text:p text:style-name="P12"><text:span text:style-name="T24"><text:tab/></text:span>* <text:span text:style-name="T8">פתרון</text:span><text:span text:style-name="T24">: </text:span>ראו בפתרון של רז ואורן.</text:p>
      <text:p text:style-name="P14">ג. כיתבו ביטוי לתוחלת הרווח של המוכר כאשר הוא משתמש במחיר האופטימלי.</text:p>
      <text:p text:style-name="P19"><text:span text:style-name="T8">פתרון</text:span><text:span text:style-name="T24">: </text:span>המחיר שחושב בסעיף ב הוא b/2. <text:s/>מכאן, ההסתברות שהקונה ירצה לקנות את החפץ היא </text:p>
      <text:p text:style-name="P21">(<text:span text:style-name="T22">b-</text:span>b/2) / (b-a)<text:span text:style-name="T23"> = b/(2b-2a)</text:span></text:p>
      <text:p text:style-name="P19">בהסתברות זו, המוכר מרויח את המחיר b/2. <text:s text:c="2"/>אחרת, המוכר מרויח 0. לכן תוחלת הרווח היא:</text:p>
      <text:p text:style-name="P22">(b/2) * <text:span text:style-name="T23">b/(2b-2a) = b^2 / (4b-4a)</text:span></text:p>
      <text:p text:style-name="P17">שאלה<text:span text:style-name="T19">4</text:span>: <text:span text:style-name="T9">ערך וירטואלי בהתפלגות בדידה</text:span></text:p>
      <text:p text:style-name="P6">שאלו 1<text:span text:style-name="T15">15</text:span>0 אנשים כמה הם מוכנים לשלם על ענף של עץ סמבוק מבית-לחם הגלילית. התקבלו התשובות הבאות: <text:s text:c="2"/>50 אמרו "1". <text:s text:c="2"/>100 אמרו "2". <text:s text:c="2"/>850 אמרו "3". <text:s text:c="2"/>100 אמרו "4". <text:s text:c="3"/>50 אמרו "5".</text:p>
      <text:p text:style-name="P7">הניחו שהתשובות כנות ושהמדגם מייצג את כלל האוכלוסיה בישראל.</text:p>
      <text:p text:style-name="P5">א. כיתבו ביטוי לפונקציית הערך הוירטואלי של <text:span text:style-name="T13">קונים בישראל.</text:span></text:p>
      <text:p text:style-name="P7">ב. תארו מכרז ממקסם-רווח למכירת ענף עץ סמבוק לקונה מישראל.</text:p>
      <text:p text:style-name="P32">ג. מה תוחלת הרווח של המכרז שלכם כשיש קונה אחד? שני קונים?</text:p>
      <text:p text:style-name="P30"><text:span text:style-name="T7">פתרון</text:span>: [המשך יבוא]</text:p>
      <text:p text:style-name="P16">שאלה <text:span text:style-name="T19">5</text:span>: <text:span text:style-name="T14">השוואת רווח בין מכרזים</text:span></text:p>
      <text:p text:style-name="P4">נתונים n קונים שהערך שלהם מתפלג אחיד בין 0 ל-100.</text:p>
      <text:p text:style-name="P4">א. במכרז ויקרי בלי מחיר מינימום, מה תוחלת הרווח של המוכר?</text:p>
      <text:p text:style-name="P4">ב. במכרז ויקרי עם מחיר המינימום האופטימלי, מה תוחלת הרווח של המוכר?</text:p>
      <text:p text:style-name="P31"><text:span text:style-name="T7">פתרון</text:span>: [המשך יבוא]</text:p>
      <text:p text:style-name="P15">שאלה <text:span text:style-name="T19">6</text:span>: <text:span text:style-name="T16">כמה מועיל פילוח שוק?</text:span><text:span text:style-name="T17"> (שאלה של קוסטיה)</text:span></text:p>
      <text:p text:style-name="P9">נתונים שני קונים: הערך של אחד מהם מתפלג אחיד בין 0 ל-20. של השני מתפלג אחיד בין 20 ל-40.</text:p>
      <text:p text:style-name="P9">א. מה תוחלת הרווח של מוכר כאשר הוא משתמש<text:span text:style-name="T18"> במכרז האופטימלי?</text:span></text:p>
      <text:p text:style-name="P10"><text:soft-page-break/>ב. מה תוחלת הרווח של מוכר כאשר הוא מתעלם מפילוח-השוק ומתייחס לשני הקונים כאילו שהם באים מהתפלגות אחידה בין 0 ל-40?</text:p>
      <text:p text:style-name="P30"><text:span text:style-name="T7">פתרון</text:span>: [המשך יבוא]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3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5-04T12:49:19.186843956</dc:date>
    <meta:editing-duration>P10DT12H57M9S</meta:editing-duration>
    <meta:editing-cycles>1252</meta:editing-cycles>
    <meta:document-statistic meta:table-count="0" meta:image-count="0" meta:object-count="0" meta:page-count="3" meta:paragraph-count="47" meta:word-count="672" meta:character-count="3575" meta:non-whitespace-character-count="2922"/>
  </office:meta>
</office:document-meta>
</file>